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643" officeooo:paragraph-rsid="000bf643"/>
    </style:style>
    <style:style style:name="P2" style:family="paragraph" style:parent-style-name="Standard">
      <style:text-properties officeooo:rsid="000da9b4" officeooo:paragraph-rsid="000da9b4"/>
    </style:style>
    <style:style style:name="P3" style:family="paragraph" style:parent-style-name="Standard">
      <style:text-properties style:font-name="Literation Mono Powerline" officeooo:rsid="000da9b4" officeooo:paragraph-rsid="000da9b4"/>
    </style:style>
    <style:style style:name="P4" style:family="paragraph" style:parent-style-name="Standard">
      <style:paragraph-properties fo:break-before="page"/>
      <style:text-properties officeooo:rsid="000da9b4" officeooo:paragraph-rsid="000da9b4"/>
    </style:style>
    <style:style style:name="P5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>
      <style:paragraph-properties fo:margin-left="1.5mm" fo:margin-right="0mm" fo:margin-top="0mm" fo:margin-bottom="0mm" fo:text-indent="0mm"/>
    </style:style>
    <style:style style:name="P7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/>
    </style:style>
    <style:style style:name="P8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 fo:font-size="12pt"/>
    </style:style>
    <style:style style:name="P9" style:family="paragraph">
      <loext:graphic-properties draw:fill="none" draw:fill-color="#ffffff"/>
      <style:text-properties style:font-name="Literation Mono Powerline" fo:font-size="8pt" style:font-size-asian="8pt" style:font-size-complex="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Literation Mono Powerline" fo:font-size="8pt" style:font-size-asian="8pt" style:font-size-complex="8pt"/>
    </style:style>
    <style:style style:name="T1" style:family="text">
      <style:text-properties style:font-name="Literation Mono Powerline"/>
    </style:style>
    <style:style style:name="T2" style:family="text">
      <style:text-properties style:font-name="Literation Mono Powerline" fo:font-size="8pt" style:font-size-asian="8pt" style:font-size-complex="8pt"/>
    </style:style>
    <style:style style:name="T3" style:family="text">
      <style:text-properties officeooo:rsid="00154c51"/>
    </style:style>
    <style:style style:name="T4" style:family="text">
      <style:text-properties style:font-name="Literation Mono Powerline" fo:font-size="14pt" fo:font-weight="bold" style:font-size-asian="12pt" style:font-weight-asian="bold" style:font-size-complex="14pt" style:font-weight-complex="bold"/>
    </style:style>
    <style:style style:name="T5" style:family="text">
      <style:text-properties style:font-name="Literation Mono Powerline" fo:font-size="12pt"/>
    </style:style>
    <style:style style:name="T6" style:family="text">
      <style:text-properties style:font-name="Literation Mono Powerline" fo:font-size="12pt" fo:font-weight="normal" style:font-size-asian="10.5pt" style:font-weight-asian="normal" style:font-size-complex="12pt" style:font-weight-complex="normal"/>
    </style:style>
    <style:style style:name="gr1" style:family="graphic">
      <style:graphic-properties draw:stroke="solid" svg:stroke-color="#000000" draw:fill="none" draw:fill-color="#ffffff" fo:min-height="53.5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6.7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87.1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9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4.7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39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77.5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4.9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l</text:span>uposlip’s Emacs/Clojure cheatsheet</text:p>
      <text:p text:style-name="P1"><draw:frame text:anchor-type="paragraph" draw:z-index="0" draw:name="Shape1" draw:style-name="gr1" draw:text-style-name="P7" svg:width="66.33mm" svg:height="53.59mm" svg:x="1.89mm" svg:y="9.17mm"><draw:text-box draw:corner-radius="1.99mm"><text:p text:style-name="P6"><text:span text:style-name="T4">Help:</text:span></text:p><text:p text:style-name="P6"><text:span text:style-name="T1">C-h</text:span></text:p><text:p text:style-name="P6"><text:span text:style-name="T1">m</text:span><text:span text:style-name="T1"><text:tab/></text:span><text:span text:style-name="T1">mode</text:span></text:p><text:p text:style-name="P6"><text:span text:style-name="T1">f</text:span><text:span text:style-name="T1"><text:tab/></text:span><text:span text:style-name="T1">function</text:span></text:p><text:p text:style-name="P6"><text:span text:style-name="T1">k</text:span><text:span text:style-name="T1"><text:tab/></text:span><text:span text:style-name="T1">key</text:span></text:p><text:p text:style-name="P6"><text:span text:style-name="T1">C-c</text:span><text:span text:style-name="T1"><text:tab/></text:span><text:span text:style-name="T1">Cider/Projectile</text:span></text:p><text:p text:style-name="P6"><text:span text:style-name="T1"/></text:p><text:p text:style-name="P6"><text:span text:style-name="T1">&lt;prefix&gt; C-h</text:span></text:p><text:p text:style-name="P6"><text:span text:style-name="T1">Show all bindings </text:span><text:span text:style-name="T1">starting with prefix</text:span></text:p><text:p text:style-name="P6"><text:span text:style-name="T1"/></text:p></draw:text-box></draw:frame><draw:frame text:anchor-type="paragraph" draw:z-index="7" draw:name="Shape1" draw:style-name="gr5" draw:text-style-name="P7" svg:width="66.03mm" svg:height="39.2mm" svg:x="76.54mm" svg:y="8.87mm"><draw:text-box draw:corner-radius="1.99mm"><text:p text:style-name="P6"><text:span text:style-name="T4">General:</text:span></text:p><text:p text:style-name="P6"><text:span text:style-name="T1">C-g</text:span><text:span text:style-name="T1"><text:tab/></text:span><text:span text:style-name="T1">Cancel command</text:span></text:p><text:p text:style-name="P6"><text:span text:style-name="T1">M-s</text:span><text:span text:style-name="T1"><text:tab/></text:span><text:span text:style-name="T1">Next window</text:span></text:p><text:p text:style-name="P6"><text:span text:style-name="T1">M-2</text:span><text:span text:style-name="T1"><text:tab/></text:span><text:span text:style-name="T1">Close window</text:span></text:p><text:p text:style-name="P6"><text:span text:style-name="T1">M-3</text:span><text:span text:style-name="T1"><text:tab/></text:span><text:span text:style-name="T1"><text:tab/></text:span><text:span text:style-name="T1">Close other wins</text:span></text:p><text:p text:style-name="P6"><text:span text:style-name="T1">M-4</text:span><text:span text:style-name="T1"><text:tab/></text:span><text:span text:style-name="T1">split horizontally</text:span></text:p><text:p text:style-name="P6"><text:span text:style-name="T1">C-4</text:span><text:span text:style-name="T1"><text:tab/></text:span><text:span text:style-name="T1">split vertically</text:span></text:p><text:p text:style-name="P6"><text:span text:style-name="T1">Menu-m</text:span><text:span text:style-name="T1"><text:tab/></text:span><text:span text:style-name="T1">C-c C-c</text:span></text:p></draw:text-box></draw:frame><draw:frame text:anchor-type="paragraph" draw:z-index="5" draw:name="Shape1" draw:style-name="gr6" draw:text-style-name="P7" svg:width="64.44mm" svg:height="53.59mm" svg:x="147.51mm" svg:y="8.87mm"><draw:text-box draw:corner-radius="1.99mm"><text:p text:style-name="P6"><text:span text:style-name="T4">Buffers:</text:span></text:p><text:p text:style-name="P6"><text:span text:style-name="T1">Menu-s</text:span><text:span text:style-name="T1"><text:tab/></text:span><text:span text:style-name="T1">Save buffer</text:span></text:p><text:p text:style-name="P6"><text:span text:style-name="T1"/></text:p><text:p text:style-name="P6"><text:span text:style-name="T1">C-n</text:span><text:span text:style-name="T1"><text:tab/></text:span><text:span text:style-name="T1"><text:tab/></text:span><text:span text:style-name="T1"><text:tab/></text:span><text:span text:style-name="T1">New buffer</text:span></text:p><text:p text:style-name="P6"><text:span text:style-name="T1">C-o</text:span><text:span text:style-name="T1"><text:tab/></text:span><text:span text:style-name="T1"><text:tab/></text:span><text:span text:style-name="T1"><text:tab/></text:span><text:span text:style-name="T1">Open file</text:span></text:p><text:p text:style-name="P6"><text:span text:style-name="T1">C-w</text:span><text:span text:style-name="T1"><text:tab/></text:span><text:span text:style-name="T1"><text:tab/></text:span><text:span text:style-name="T1"><text:tab/></text:span><text:span text:style-name="T1">Close buffer</text:span></text:p><text:p text:style-name="P6"><text:span text:style-name="T1">C-s</text:span><text:span text:style-name="T1"><text:tab/></text:span><text:span text:style-name="T1"><text:tab/></text:span><text:span text:style-name="T1"><text:tab/></text:span><text:span text:style-name="T1">Regexp buffer</text:span></text:p><text:p text:style-name="P6"><text:span text:style-name="T1">Menu-t</text:span><text:span text:style-name="T1"><text:tab/></text:span><text:span text:style-name="T1">Switch buffer</text:span></text:p><text:p text:style-name="P6"><text:span text:style-name="T1">C-PgUp</text:span><text:span text:style-name="T1"><text:tab/></text:span><text:span text:style-name="T1">Prev. buffer</text:span></text:p><text:p text:style-name="P6"><text:span text:style-name="T1">C-PgDn</text:span><text:span text:style-name="T1"><text:tab/></text:span><text:span text:style-name="T1">Next buffer</text:span></text:p><text:p text:style-name="P6"><text:span text:style-name="T1"/></text:p></draw:text-box></draw:frame><draw:frame text:anchor-type="paragraph" draw:z-index="6" draw:name="Shape1" draw:style-name="gr7" draw:text-style-name="P7" svg:width="66.03mm" svg:height="77.58mm" svg:x="216.91mm" svg:y="8.87mm"><draw:text-box draw:corner-radius="1.99mm"><text:p text:style-name="P6"><text:span text:style-name="T4">Editing:</text:span></text:p><text:p text:style-name="P6"><text:span text:style-name="T1">M-g</text:span><text:span text:style-name="T1"><text:tab/></text:span><text:span text:style-name="T1"><text:tab/></text:span><text:span text:style-name="T1">Cut line from point</text:span></text:p><text:p text:style-name="P6"><text:span text:style-name="T1">M-f</text:span><text:span text:style-name="T1"><text:tab/></text:span><text:span text:style-name="T1"><text:tab/></text:span><text:span text:style-name="T1">Delete char</text:span></text:p><text:p text:style-name="P6"><text:span text:style-name="T1">C-c</text:span><text:span text:style-name="T1"><text:tab/></text:span><text:span text:style-name="T1"><text:tab/></text:span><text:span text:style-name="T1">Copy</text:span></text:p><text:p text:style-name="P6"><text:span text:style-name="T1">C-x</text:span><text:span text:style-name="T1"><text:tab/></text:span><text:span text:style-name="T1"><text:tab/></text:span><text:span text:style-name="T1">Cut</text:span></text:p><text:p text:style-name="P6"><text:span text:style-name="T1">C-v</text:span><text:span text:style-name="T1"><text:tab/></text:span><text:span text:style-name="T1"><text:tab/></text:span><text:span text:style-name="T1">Paste</text:span></text:p><text:p text:style-name="P6"><text:span text:style-name="T1">C-z</text:span><text:span text:style-name="T1"><text:tab/></text:span><text:span text:style-name="T1"><text:tab/></text:span><text:span text:style-name="T1">Undo</text:span></text:p><text:p text:style-name="P6"><text:span text:style-name="T1"/></text:p><text:p text:style-name="P6"><text:span text:style-name="T1">M-i</text:span><text:span text:style-name="T1"><text:tab/></text:span><text:span text:style-name="T1"><text:tab/></text:span><text:span text:style-name="T1">up</text:span></text:p><text:p text:style-name="P6"><text:span text:style-name="T1">M-l</text:span><text:span text:style-name="T1"><text:tab/></text:span><text:span text:style-name="T1"><text:tab/></text:span><text:span text:style-name="T1">right</text:span></text:p><text:p text:style-name="P6"><text:span text:style-name="T1">M-k</text:span><text:span text:style-name="T1"><text:tab/></text:span><text:span text:style-name="T1"><text:tab/></text:span><text:span text:style-name="T1">down</text:span></text:p><text:p text:style-name="P6"><text:span text:style-name="T1">M-j</text:span><text:span text:style-name="T1"><text:tab/></text:span><text:span text:style-name="T1"><text:tab/></text:span><text:span text:style-name="T1">left</text:span></text:p><text:p text:style-name="P6"><text:span text:style-name="T1"/></text:p><text:p text:style-name="P6"><text:span text:style-name="T1">M-h</text:span><text:span text:style-name="T1"><text:tab/></text:span><text:span text:style-name="T1"><text:tab/></text:span><text:span text:style-name="T1">Line start</text:span></text:p><text:p text:style-name="P6"><text:span text:style-name="T1">MS-h</text:span><text:span text:style-name="T1"><text:tab/></text:span><text:span text:style-name="T1">Line end</text:span></text:p><text:p text:style-name="P6"><text:span text:style-name="T1"/></text:p></draw:text-box></draw:frame>Assumes: <text:span text:style-name="T2">emacs24 + ergoemacs + clojure-mode + cider + paredit + projectile<text:line-break/></text:span></text:p>
      <text:p text:style-name="P1"/>
      <text:p text:style-name="P1"><draw:frame text:anchor-type="paragraph" draw:z-index="1" draw:name="Shape1" draw:style-name="gr2" draw:text-style-name="P8" svg:width="64.46mm" svg:height="24.81mm" svg:x="147.51mm" svg:y="53.75mm"><draw:text-box draw:corner-radius="1.99mm"><text:p text:style-name="P6"><text:span text:style-name="T4">Projectile:</text:span></text:p><text:p text:style-name="P6"><text:span text:style-name="T5">C-c p</text:span></text:p><text:p text:style-name="P6"><text:span text:style-name="T5">s s</text:span><text:span text:style-name="T5"><text:tab/></text:span><text:span text:style-name="T5">Search via ag*</text:span></text:p><text:p text:style-name="P6"><text:span text:style-name="T5">p</text:span><text:span text:style-name="T5"><text:tab/></text:span><text:span text:style-name="T5">Change project</text:span></text:p><text:p text:style-name="P6"><text:span text:style-name="T5">f</text:span><text:span text:style-name="T5"><text:tab/></text:span><text:span text:style-name="T5">Find file</text:span></text:p></draw:text-box></draw:frame><draw:frame text:anchor-type="paragraph" draw:z-index="2" draw:name="Shape1" draw:style-name="gr3" draw:text-style-name="P8" svg:width="66.05mm" svg:height="87.18mm" svg:x="2.17mm" svg:y="53.75mm"><draw:text-box draw:corner-radius="1.99mm"><text:p text:style-name="P6"><text:span text:style-name="T4">Cider: </text:span><text:span text:style-name="T6">cider-jack-in</text:span></text:p><text:p text:style-name="P6"><text:span text:style-name="T5">C-c</text:span></text:p><text:p text:style-name="P6"><text:span text:style-name="T5">C-c</text:span><text:span text:style-name="T5"><text:tab/></text:span><text:span text:style-name="T5"><text:tab/></text:span><text:span text:style-name="T5">Eval fn at point</text:span></text:p><text:p text:style-name="P6"><text:span text:style-name="T5">M-n</text:span><text:span text:style-name="T5"><text:tab/></text:span><text:span text:style-name="T5">Change nRepl ns</text:span></text:p><text:p text:style-name="P6"><text:span text:style-name="T5">C-k</text:span><text:span text:style-name="T5"><text:tab/></text:span><text:span text:style-name="T5">Eval buffer</text:span></text:p><text:p text:style-name="P6"><text:span text:style-name="T5">C-z</text:span><text:span text:style-name="T5"><text:tab/></text:span><text:span text:style-name="T5">nRepl &lt;&gt; ns buffer</text:span></text:p><text:p text:style-name="P6"><text:span text:style-name="T5">C-q</text:span><text:span text:style-name="T5"><text:tab/></text:span><text:span text:style-name="T5">Exit</text:span></text:p><text:p text:style-name="P6"><text:span text:style-name="T5"/></text:p><text:p text:style-name="P6"><text:span text:style-name="T5">C-d d</text:span><text:span text:style-name="T5"><text:tab/></text:span><text:span text:style-name="T5">Documentation</text:span></text:p><text:p text:style-name="P6"><text:span text:style-name="T5">C-d r</text:span><text:span text:style-name="T5"><text:tab/></text:span><text:span text:style-name="T5">Grimoire</text:span></text:p><text:p text:style-name="P6"><text:span text:style-name="T5"/></text:p><text:p text:style-name="P6"><text:span text:style-name="T5">C-M</text:span></text:p><text:p text:style-name="P6"><text:span text:style-name="T5">x</text:span><text:span text:style-name="T5"><text:tab/></text:span><text:span text:style-name="T5">eval form</text:span></text:p><text:p text:style-name="P6"><text:span text:style-name="T5"/></text:p><text:p text:style-name="P6"><text:span text:style-name="T5">M-.</text:span><text:span text:style-name="T5"><text:tab/></text:span><text:span text:style-name="T5">Find var</text:span></text:p><text:p text:style-name="P6"><text:span text:style-name="T5">M-,</text:span><text:span text:style-name="T5"><text:tab/></text:span><text:span text:style-name="T5">Pop back</text:span></text:p><text:p text:style-name="P6"><text:span text:style-name="T5">C-up</text:span><text:span text:style-name="T5"><text:tab/></text:span><text:span text:style-name="T5">nRepl last cmd</text:span></text:p><text:p text:style-name="P6"><text:span text:style-name="T5"/></text:p></draw:text-box></draw:frame><draw:frame text:anchor-type="paragraph" draw:z-index="4" draw:name="Shape1" draw:style-name="gr5" draw:text-style-name="P7" svg:width="66.03mm" svg:height="24.81mm" svg:x="76.54mm" svg:y="68.6mm"><draw:text-box draw:corner-radius="1.99mm"><text:p text:style-name="P6"><text:span text:style-name="T4">Clojure:</text:span></text:p><text:p text:style-name="P6"><text:span text:style-name="T1">C-c</text:span></text:p><text:p text:style-name="P6"><text:span text:style-name="T1">C-h</text:span><text:span text:style-name="T1"><text:tab/></text:span><text:span text:style-name="T1">Clojure Cheatsheet</text:span></text:p><text:p text:style-name="P6"><text:span text:style-name="T1"><text:tab/></text:span><text:span text:style-name="T1">(init.el define-key)</text:span></text:p><text:p text:style-name="P6"><text:span text:style-name="T1"/></text:p></draw:text-box></draw:frame><draw:frame text:anchor-type="paragraph" draw:z-index="8" draw:name="Shape2" draw:style-name="gr8" draw:text-style-name="P9" svg:width="133.83mm" svg:height="4.96mm" svg:x="3.77mm" svg:y="167.75mm"><draw:text-box><text:p><text:span text:style-name="T2">* ag installed via ‘sudo apt install silversearcher-ag’</text:span></text:p></draw:text-box></draw:frame><draw:frame text:anchor-type="paragraph" draw:z-index="3" draw:name="Shape1" draw:style-name="gr4" draw:text-style-name="P7" svg:width="66.03mm" svg:height="19.83mm" svg:x="76.54mm" svg:y="98.35mm"><draw:text-box draw:corner-radius="1.99mm"><text:p text:style-name="P6"><text:span text:style-name="T4">ParEdit:</text:span></text:p><text:p text:style-name="P6"><text:span text:style-name="T1">C-)</text:span><text:span text:style-name="T1"><text:tab/></text:span><text:span text:style-name="T1">Barf back</text:span></text:p><text:p text:style-name="P6"><text:span text:style-name="T1">C-}</text:span><text:span text:style-name="T1"><text:tab/></text:span><text:span text:style-name="T1">Slurp forward</text:span></text:p></draw:text-box></draw:frame><draw:frame text:anchor-type="paragraph" draw:z-index="9" draw:name="Shape1" draw:style-name="gr5" draw:text-style-name="P7" svg:width="66.03mm" svg:height="24.81mm" svg:x="76.54mm" svg:y="38.86mm"><draw:text-box draw:corner-radius="1.99mm"><text:p text:style-name="P6"><text:span text:style-name="T4">Markdown:</text:span></text:p><text:p text:style-name="P6"><text:span text:style-name="T1"/></text:p><text:p text:style-name="P6"><text:span text:style-name="T1">Preview</text:span></text:p><text:p text:style-name="P6"><text:span text:style-name="T1">C-c C-c p</text:span></text:p><text:p text:style-name="P6"><text:span text:style-name="T1"/></text:p></draw:text-box></draw:frame><draw:frame text:anchor-type="paragraph" draw:z-index="10" draw:name="Shape2" draw:style-name="gr8" draw:text-style-name="P11" svg:width="133.83mm" svg:height="4.96mm" svg:x="152.47mm" svg:y="167.75mm"><draw:text-box><text:p text:style-name="P10"><text:span text:style-name="T2">https://github.com/luposlip/emacs-cheatsheet</text:span></text:p></draw:text-box></draw:frame><text:tab/></text:p>
      <text:p text:style-name="P4">My Emacs packages:</text:p>
      <text:p text:style-name="P2"/>
      <text:p text:style-name="P3"><text:s text:c="4"/>clojure-mode</text:p>
      <text:p text:style-name="P3"><text:s text:c="4"/>clojure-mode-extra-font-locking</text:p>
      <text:p text:style-name="P3"><text:s text:c="4"/>clj-refactor</text:p>
      <text:p text:style-name="P3"><text:s text:c="4"/>aggressive-indent</text:p>
      <text:p text:style-name="P3"><text:s text:c="4"/>paredit</text:p>
      <text:p text:style-name="P3"><text:s text:c="4"/>paredit-menu</text:p>
      <text:p text:style-name="P3"><text:s text:c="4"/>company</text:p>
      <text:p text:style-name="P3"><text:s text:c="4"/>ido-ubiquitous</text:p>
      <text:p text:style-name="P3"><text:s text:c="4"/>flx-ido</text:p>
      <text:p text:style-name="P3"><text:s text:c="4"/>rainbow-delimiters</text:p>
      <text:p text:style-name="P3"><text:s text:c="4"/>monokai-theme</text:p>
      <text:p text:style-name="P3"><text:s text:c="4"/>smex</text:p>
      <text:p text:style-name="P3"><text:s text:c="4"/>cider</text:p>
      <text:p text:style-name="P3"><text:s text:c="4"/>projectile</text:p>
      <text:p text:style-name="P3"><text:s text:c="4"/>better-defaults</text:p>
      <text:p text:style-name="P3"><text:s text:c="4"/>magit</text:p>
      <text:p text:style-name="P3"><text:s text:c="4"/>ergoemacs-mode</text:p>
      <text:p text:style-name="P2"/>
      <text:p text:style-name="P2">My Emacs <text:span text:style-name="T1">init.el</text:span> can be found here:</text:p>
      <text:p text:style-name="P2"><text:a xlink:type="simple" xlink:href="https://gist.github.com/luposlip/b2527a99fd175b53aadfecc07a06c16e" text:style-name="Internet_20_link" text:visited-style-name="Visited_20_Internet_20_Link">https://gist.github.com/luposlip/b2527a99fd175b53aadfecc07a06c16e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6.93mm" fo:page-height="210.06mm" style:num-format="1" style:print-orientation="landscape" fo:margin-top="6.35mm" fo:margin-bottom="6.35mm" fo:margin-left="6.35mm" fo:margin-right="6.3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8:51:01.126370951</meta:creation-date>
    <dc:date>2016-12-16T12:49:32.092981553</dc:date>
    <dc:creator>Henrik Mohr</dc:creator>
    <meta:editing-duration>PT3H25M29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43" meta:character-count="500" meta:non-whitespace-character-count="409"/>
  </office:meta>
</office:document-meta>
</file>